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3,670,036,996.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1,090,177,747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0,215,989,995.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1,885,478,502.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7,889,079,957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7,953,617,927.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7,693,924,573.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5,634,897,272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3,135,580,695.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9,684,321,633.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1,602,893,043.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8,771,102,025.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8,065,134,528.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6,647,357,442.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4,656,975,222.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3,503,723,244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3,034,251,042.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2,796,704,577.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3,227,927,593.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2,353,909,563.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,949,481,296.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2,322,718,991.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2,540,697,688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2:19:15.510789377</dc:date>
    <meta:editing-duration>PT1H11M41S</meta:editing-duration>
    <meta:editing-cycles>38</meta:editing-cycles>
    <meta:generator>LibreOffice/7.2.6.2$Linux_X86_64 LibreOffice_project/20$Build-2</meta:generator>
    <meta:document-statistic meta:table-count="1" meta:cell-count="48" meta:object-count="0"/>
  </office:meta>
</office:document-meta>
</file>